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0.719666666666667cm" style:use-optimal-column-width="true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18016666666667cm" style:use-optimal-column-width="true"/>
    </style:style>
    <style:style style:name="co5" style:family="table-column">
      <style:table-column-properties fo:break-before="auto" style:column-width="1.14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24366666666667cm" style:use-optimal-column-width="true"/>
    </style:style>
    <style:style style:name="co8" style:family="table-column">
      <style:table-column-properties fo:break-before="auto" style:column-width="5.03766666666667cm" style:use-optimal-column-width="true"/>
    </style:style>
    <style:style style:name="co9" style:family="table-column">
      <style:table-column-properties fo:break-before="auto" style:column-width="7.112cm" style:use-optimal-column-width="true"/>
    </style:style>
    <style:style style:name="co10" style:family="table-column">
      <style:table-column-properties fo:break-before="auto" style:column-width="1.67216666666667cm" style:use-optimal-column-width="true"/>
    </style:style>
    <style:style style:name="co11" style:family="table-column">
      <style:table-column-properties fo:break-before="auto" style:column-width="2.70933333333333cm" style:use-optimal-column-width="true"/>
    </style:style>
    <style:style style:name="co12" style:family="table-column">
      <style:table-column-properties fo:break-before="auto" style:column-width="1.69333333333333cm" style:use-optimal-column-width="true"/>
    </style:style>
    <style:style style:name="co13" style:family="table-column">
      <style:table-column-properties fo:break-before="auto" style:column-width="3.83116666666667cm" style:use-optimal-column-width="true"/>
    </style:style>
    <style:style style:name="co14" style:family="table-column">
      <style:table-column-properties fo:break-before="auto" style:column-width="3.89466666666667cm" style:use-optimal-column-width="true"/>
    </style:style>
    <style:style style:name="co15" style:family="table-column">
      <style:table-column-properties fo:break-before="auto" style:column-width="6.4135cm" style:use-optimal-column-width="true"/>
    </style:style>
    <style:style style:name="co16" style:family="table-column">
      <style:table-column-properties fo:break-before="auto" style:column-width="7.26016666666667cm" style:use-optimal-column-width="true"/>
    </style:style>
    <style:style style:name="co17" style:family="table-column">
      <style:table-column-properties fo:break-before="auto" style:column-width="3.64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utasdiabl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7" table:number-columns-repeated="2" table:default-cell-style-name="ce1"/>
        <table:table-column table:style-name="co3" table:number-columns-repeated="16363" table:default-cell-style-name="ce1"/>
        <table:table-row table:style-name="ro1">
          <table:table-cell office:value-type="string" table:style-name="ce2">
            <text:p>idf</text:p>
          </table:table-cell>
          <table:table-cell office:value-type="string" table:style-name="ce2">
            <text:p>idtf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gfruta</text:p>
          </table:table-cell>
          <table:table-cell office:value-type="string" table:style-name="ce2">
            <text:p>mostrada</text:p>
          </table:table-cell>
          <table:table-cell office:value-type="string" table:style-name="ce2">
            <text:p>usofruta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fanimal</text:p>
          </table:table-cell>
          <table:table-cell office:value-type="string" table:style-name="ce2">
            <text:p>fhibrida</text:p>
          </table:table-cell>
          <table:table-cell office:value-type="string" table:style-name="ce2">
            <text:p>noriginaltecnica</text:p>
          </table:table-cell>
          <table:table-cell office:value-type="string" table:style-name="ce2">
            <text:p>tecnica</text:p>
          </table:table-cell>
          <table:table-cell office:value-type="string" table:style-name="ce2">
            <text:p>imgtecnic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usuarioanterior</text:p>
          </table:table-cell>
          <table:table-cell office:value-type="string" table:style-name="ce2">
            <text:p>imgusuarioanterior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Blanqueamiento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Puño De Fuego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iclo De Erosion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Max 200 Millones Voltios Amaru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Edad De Hielo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Espiral Negro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Ocho Joyas Curvadas De Shaku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Meteoro Volcanico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Hollin De Punta Cuadrada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Ametralladora Pantano Pantano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Mundo Sin Vida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Cabaña De Nieve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6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Bosque Abominable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latina Ataque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Libro Del Nacimiento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table:number-columns-repeated="1636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Gear Fifth</text:p>
          </table:table-cell>
          <table:table-cell office:value-type="string" table:style-name="ce1">
            <text:p>Quinta Marcha</text:p>
          </table:table-cell>
          <table:table-cell office:value-type="string" table:style-name="ce1">
            <text:p>Gear Fifth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Asalto De Violin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Kokutei: Palme</text:p>
          </table:table-cell>
          <table:table-cell office:value-type="string" table:style-name="ce1">
            <text:p>Pezuña Tallada: Palma</text:p>
          </table:table-cell>
          <table:table-cell office:value-type="string" table:style-name="ce1">
            <text:p>Kokutei Palme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Garra Voladora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Cuatrocientos Golpes Punk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Autopista Topera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olmillo Aullador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Arma de mano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Elephant Chop</text:p>
          </table:table-cell>
          <table:table-cell office:value-type="string" table:style-name="ce1">
            <text:p>Corte De Elefante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Rankyaku: Lupus Fall</text:p>
          </table:table-cell>
          <table:table-cell office:value-type="string" table:style-name="ce1">
            <text:p>Pierna Tormenta: Estrella Binaria de Lobos</text:p>
          </table:table-cell>
          <table:table-cell office:value-type="string" table:style-name="ce1">
            <text:p>Rankyaku Lupus Fall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Rotación Serpiente Del Hombre Jirafa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Pirata</text:p>
          </table:table-cell>
          <table:table-cell office:value-type="string" table:style-name="ce1">
            <text:p>Pirata (No Canon)</text:p>
          </table:table-cell>
          <table:table-cell table:number-columns-repeated="1636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Hebigami-tsuki: Yamata no Orochi</text:p>
          </table:table-cell>
          <table:table-cell office:value-type="string" table:style-name="ce1">
            <text:p>Posesión Pelo Serpiente: Yamata no Orochi</text:p>
          </table:table-cell>
          <table:table-cell office:value-type="string" table:style-name="ce1">
            <text:p>Hebigami-tsuki Yamata no Orochi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Hebigami-tsuki: Salamander</text:p>
          </table:table-cell>
          <table:table-cell office:value-type="string" table:style-name="ce1">
            <text:p>Posesión Pelo Serpiente: Salamander</text:p>
          </table:table-cell>
          <table:table-cell office:value-type="string" table:style-name="ce1">
            <text:p>Hebigami-tsuki Salamander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 Ataque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Piña De Piedra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 Ataque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 Ataque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 Ataque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Ola De Impacto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alote Ataque0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6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ragon Azul (Artificial)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Nubes De Llama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Efectiv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Obej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Cuerno De Oveja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Gace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Preciosa Patada Giratoria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Filo De Fuego Infernal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Rat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onej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Oh Mi Trampa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ipopotam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Sala De Matanza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lpa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Estilo De Alpaca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Mo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scorpi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Aguja De Muerte Del Escorpion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Estornudo De Elefante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madi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Guarda Armadillo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vestruz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dilla Volador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Bao Huang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Blan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Puñetazo Del Gorila En Mi Puño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Briscol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allin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Fourtrick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Hamlet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Mizerk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Cascabe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Poker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eterod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ure-Onn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ima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Pug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Furisode Wanyudo</text:p>
          </table:table-cell>
          <table:table-cell office:value-type="string" table:style-name="ce1">
            <text:p>Mangas Balanceantes Del Wanyudo</text:p>
          </table:table-cell>
          <table:table-cell office:value-type="string" table:style-name="ce1">
            <text:p>Furisode Wanyudo0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Wanyud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Division Blinda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Defectuos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Beetle Upper</text:p>
          </table:table-cell>
          <table:table-cell office:value-type="string" table:style-name="ce1">
            <text:p>Escarabajo Superior</text:p>
          </table:table-cell>
          <table:table-cell office:value-type="string" table:style-name="ce1">
            <text:p>Beetle Upper0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mut Ataque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Vizconde Pollo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batros Ataque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ragon Azul</text:p>
          </table:table-cell>
          <table:table-cell office:value-type="string" table:style-name="ce1">
            <text:p>Dragon Azul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Aliento De Calor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table:number-columns-repeated="1636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0</text:p>
          </table:table-cell>
          <table:table-cell office:value-type="string" table:style-name="ce1">
            <text:p>Tankyudon</text:p>
          </table:table-cell>
          <table:table-cell office:value-type="string" table:style-name="ce1">
            <text:p>Emperador Del Arco Bermellon</text:p>
          </table:table-cell>
          <table:table-cell office:value-type="string" table:style-name="ce1">
            <text:p>Tankyudon0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0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Bomba Del Traicionero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Ul-Zugan</text:p>
          </table:table-cell>
          <table:table-cell office:value-type="string" table:style-name="ce1">
            <text:p>Ul Arma De Cabeza</text:p>
          </table:table-cell>
          <table:table-cell office:value-type="string" table:style-name="ce1">
            <text:p>Ul-Zugan0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Ikidomaria</text:p>
          </table:table-cell>
          <table:table-cell office:value-type="string" table:style-name="ce1">
            <text:p>Sin Salida Maria</text:p>
          </table:table-cell>
          <table:table-cell office:value-type="string" table:style-name="ce1">
            <text:p>Ikidomaria0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0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Masa De Hierro: Destello De Colmillo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0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Dios Lobo0</text:p>
          </table:table-cell>
          <table:table-cell office:value-type="string" table:style-name="ce1">
            <text:p>Dios Lobo0</text:p>
          </table:table-cell>
          <table:table-cell office:value-type="string" table:style-name="ce1">
            <text:p>Namuji Hyoga</text:p>
          </table:table-cell>
          <table:table-cell office:value-type="string" table:style-name="ce1">
            <text:p>Colmillo De Hielo De La No-samurái</text:p>
          </table:table-cell>
          <table:table-cell office:value-type="string" table:style-name="ce1">
            <text:p>Namuji Hyoga0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Tablero de cohetes de triple velocidad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pacacino Ataque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ila Ataque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mpiro Ataque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ruo Mapache Ataque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Coche Separa Separa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Rastro Liso Liso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Patada Bomba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Roca Creciente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Paraguas De Flores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Vela Candado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Casa Wapol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Cara Compuesta Copia Copia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table:number-columns-repeated="1636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Corte De Margaritas Espumosas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Mayal De Aguijon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wase Baori</text:p>
          </table:table-cell>
          <table:table-cell office:value-type="string" table:style-name="ce1">
            <text:p>Jaula De Plumas De Manga De Kimon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Puño Mortal De Muelle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Golpe De Alas De Hilo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Caras De Foxy Bombas Lentas Lentas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Puerta Aerea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Amo de las Burbujas: Oveja de Jabon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 Ataque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 Ataque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suriuta: Fubuki Giri</text:p>
          </table:table-cell>
          <table:table-cell office:value-type="string" table:style-name="ce1">
            <text:p>Cancion Pastoral: Tajo De Ventisca</text:p>
          </table:table-cell>
          <table:table-cell office:value-type="string" table:style-name="ce1">
            <text:p>Kasuriuta Fubuki Gir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Silueta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Vacio Negativ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Forma Transparente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6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Cañón De Presión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Futuro Distorsionad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OOM: Anesthesia</text:p>
          </table:table-cell>
          <table:table-cell office:value-type="string" table:style-name="ce1">
            <text:p>KROOM: Anestesia</text:p>
          </table:table-cell>
          <table:table-cell office:value-type="string" table:style-name="ce1">
            <text:p>KROOM Anesthesi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Cierto Medic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ssign: Punk Clash</text:p>
          </table:table-cell>
          <table:table-cell office:value-type="string" table:style-name="ce1">
            <text:p>Asignar: Estruendo Metalico</text:p>
          </table:table-cell>
          <table:table-cell office:value-type="string" table:style-name="ce1">
            <text:p>Assign Punk Clash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ok In Voller Grobe: Big Father</text:p>
          </table:table-cell>
          <table:table-cell office:value-type="string" table:style-name="ce1">
            <text:p>Torre Tamaño Completo: Gran Padre</text:p>
          </table:table-cell>
          <table:table-cell office:value-type="string" table:style-name="ce1">
            <text:p>Rook In Voller Grobe Big Father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Exposicion Del Karma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Fase De Conquista Demoniaca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takau Music: Shan</text:p>
          </table:table-cell>
          <table:table-cell office:value-type="string" table:style-name="ce1">
            <text:p>Musica De Combate: Decapitacion</text:p>
          </table:table-cell>
          <table:table-cell office:value-type="string" table:style-name="ce1">
            <text:p>Tatakau Music Shan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Flecha Esclava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Bala De Gas Venenoso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shi Odoshi: Chimaki</text:p>
          </table:table-cell>
          <table:table-cell office:value-type="string" table:style-name="ce1">
            <text:p>Amenaza Leon: Tierra De Liquidacion</text:p>
          </table:table-cell>
          <table:table-cell office:value-type="string" table:style-name="ce1">
            <text:p>Shishi Odoshi Chima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Hormonas De Crecimiento Facial De Empori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Excluir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emoto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Puño Brillante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ka Deka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-chan Gofukuten</text:p>
          </table:table-cell>
          <table:table-cell office:value-type="string" table:style-name="ce1">
            <text:p>Tienda De Kimonos De Kin-chan</text:p>
          </table:table-cell>
          <table:table-cell office:value-type="string" table:style-name="ce1">
            <text:p>Kin-chan Gofukuten0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Chica Guadaña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Giro Giro Cañón Proyectil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Cuchilla De Mocos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Pequeños Osos Negros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Viaje Infernal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Homenaje Puño Dios: Pistola Barrera Barrera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table:number-columns-repeated="1636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ute Couture: Patchwork</text:p>
          </table:table-cell>
          <table:table-cell office:value-type="string" table:style-name="ce1">
            <text:p>Alta Costura: Retales</text:p>
          </table:table-cell>
          <table:table-cell office:value-type="string" table:style-name="ce1">
            <text:p>Haute Couture Patchwork0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Lagrima De Hierro: Ojo Ballena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Arte de la Vida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Violencia Rarara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Antebrazo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uplex Miau Miau Bebe Destructor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10.000 Toneladas Infernales De Vise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Espada Corrida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Danza De Piedra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Pintura De Ducha De Tarde Del Mundo Fugaz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ent</text:p>
          </table:table-cell>
          <table:table-cell office:value-type="string" table:style-name="ce1">
            <text:p>Silenci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6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Dientes De Sanacion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kan</text:p>
          </table:table-cell>
          <table:table-cell office:value-type="string" table:style-name="ce1">
            <text:p>Restauracion</text:p>
          </table:table-cell>
          <table:table-cell office:value-type="string" table:style-name="ce1">
            <text:p>Hokan0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Palabras Al Alma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table:number-columns-repeated="1636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Mundo Espejo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Muro De Caramelo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Soldados De Galleta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Mundo Libr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am Monster</text:p>
          </table:table-cell>
          <table:table-cell office:value-type="string" table:style-name="ce1">
            <text:p>Monstruo De Crema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table:number-columns-repeated="1636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tequilla Ataqu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Zumo Gigante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Editar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Flujo De Mochi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Giren</text:p>
          </table:table-cell>
          <table:table-cell office:value-type="string" table:style-name="ce1">
            <text:p>Corte Del Demonio</text:p>
          </table:table-cell>
          <table:table-cell office:value-type="string" table:style-name="ce1">
            <text:p>Maji Giren0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Torpedo De Mar Caliente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Transformacion De Alimentos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ttai</text:p>
          </table:table-cell>
          <table:table-cell office:value-type="string" table:style-name="ce1">
            <text:p>Combinacion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table:number-columns-repeated="1636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xy Ninpo: Kare-san-sui</text:p>
          </table:table-cell>
          <table:table-cell office:value-type="string" table:style-name="ce1">
            <text:p>Arte Ninja: Marchitar-dispersar-disminuir</text:p>
          </table:table-cell>
          <table:table-cell office:value-type="string" table:style-name="ce1">
            <text:p>Sexy Ninpo Kare-san-sui0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Enfermedad feminizante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us Shock</text:p>
          </table:table-cell>
          <table:table-cell office:value-type="string" table:style-name="ce1">
            <text:p>Impacto De Oso</text:p>
          </table:table-cell>
          <table:table-cell office:value-type="string" table:style-name="ce1">
            <text:p>Ursus Shock0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Dulce Viento Del Amor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Hoguera Del Gran Bebedor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Guadaña De Viento Caotica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Red De Surf Calor Calor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Red De Cuerpo Entero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ota Ataque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Lluvia De Bombas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 Hyakubai Giri</text:p>
          </table:table-cell>
          <table:table-cell office:value-type="string" table:style-name="ce1">
            <text:p>Tajo 100 Veces Mayor Mas Mas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Rotura de Cubos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 Chain: Gigantea</text:p>
          </table:table-cell>
          <table:table-cell office:value-type="string" table:style-name="ce1">
            <text:p>Cadena Loca: Gigantea</text:p>
          </table:table-cell>
          <table:table-cell office:value-type="string" table:style-name="ce1">
            <text:p>Mad Chain Gigantea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intura De Camuflaje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z Ataque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Ebullicion Cliente Especial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ltiplicación Grande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Danza De Crecimiento Rápido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Disparo Regresa Regresa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erte Ataque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Infierno Sin Fond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Tesoro Dorado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Rebote Completo Mini Mini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sion Ataque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ndir Ataqu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table:number-columns-repeated="1636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kazuchi Neppa</text:p>
          </table:table-cell>
          <table:table-cell office:value-type="string" table:style-name="ce1">
            <text:p>Onda De Calor Ikazuchi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van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eto Yomo Happo</text:p>
          </table:table-cell>
          <table:table-cell office:value-type="string" table:style-name="ce1">
            <text:p>Gran Disparo De Cuatro Vias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olesterol Ring Rebound</text:p>
          </table:table-cell>
          <table:table-cell office:value-type="string" table:style-name="ce1">
            <text:p>Rebote Del Anillo De Colesterol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ner Gun</text:p>
          </table:table-cell>
          <table:table-cell office:value-type="string" table:style-name="ce1">
            <text:p>Arma Quemado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livery Max!</text:p>
          </table:table-cell>
          <table:table-cell office:value-type="string" table:style-name="ce1">
            <text:p>¡Maxima Entrega!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kigen tuning</text:p>
          </table:table-cell>
          <table:table-cell office:value-type="string" table:style-name="ce1">
            <text:p>Afinacion alegr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ty Love</text:p>
          </table:table-cell>
          <table:table-cell office:value-type="string" table:style-name="ce1">
            <text:p>Amor Corrosiv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Hiyoronaga ola vespertina Peketan Peketan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 no Racing Game</text:p>
          </table:table-cell>
          <table:table-cell office:value-type="string" table:style-name="ce1">
            <text:p>Juego de carreras Juego Jueg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Transformar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nyo Guny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ems</text:p>
          </table:table-cell>
          <table:table-cell office:value-type="string" table:style-name="ce1">
            <text:p>Golems</text:p>
          </table:table-cell>
          <table:table-cell office:value-type="string" table:style-name="ce1">
            <text:p>Golem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lfuelle</text:p>
          </table:table-cell>
          <table:table-cell office:value-type="string" table:style-name="ce1">
            <text:p>Fuelle De Meta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s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63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David CM</meta:initial-creator>
    <dc:creator>David CM</dc:creator>
    <meta:creation-date>2022-12-19T11:19:37Z</meta:creation-date>
    <dc:date>2023-09-07T09:57:18Z</dc:date>
  </office:meta>
</office:document-meta>
</file>